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Times1" svg:font-family="Times"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2" svg:font-family="Times"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2.5903in" fo:margin-left="0in" fo:margin-top="0in" fo:margin-bottom="0in" table:align="left" fo:background-color="#ffffff" style:writing-mode="lr-tb">
        <style:background-image/>
      </style:table-properties>
    </style:style>
    <style:style style:name="Table1.A" style:family="table-column">
      <style:table-column-properties style:column-width="0.975in"/>
    </style:style>
    <style:style style:name="Table1.B" style:family="table-column">
      <style:table-column-properties style:column-width="1.6146in"/>
    </style:style>
    <style:style style:name="Table1.1" style:family="table-row">
      <style:table-row-properties fo:keep-together="auto"/>
    </style:style>
    <style:style style:name="Table1.A1" style:family="table-cell">
      <style:table-cell-properties style:vertical-align="middle" fo:background-color="#ffffff" fo:padding="0.0208in" fo:border="none">
        <style:background-image/>
      </style:table-cell-properties>
    </style:style>
    <style:style style:name="Table2" style:family="table">
      <style:table-properties style:width="4.1667in" fo:margin-left="0in" fo:margin-top="0in" fo:margin-bottom="0in" table:align="left" fo:background-color="#ffffff" style:writing-mode="lr-tb">
        <style:background-image/>
      </style:table-properties>
    </style:style>
    <style:style style:name="Table2.A" style:family="table-column">
      <style:table-column-properties style:column-width="0.5549in"/>
    </style:style>
    <style:style style:name="Table2.B" style:family="table-column">
      <style:table-column-properties style:column-width="0.8333in"/>
    </style:style>
    <style:style style:name="Table2.C" style:family="table-column">
      <style:table-column-properties style:column-width="0.5556in"/>
    </style:style>
    <style:style style:name="Table2.1" style:family="table-row">
      <style:table-row-properties fo:keep-together="auto"/>
    </style:style>
    <style:style style:name="Table2.A1" style:family="table-cell">
      <style:table-cell-properties style:vertical-align="middle" fo:background-color="#ffffff" fo:padding="0.0208in" fo:border="2.25pt outset #000000">
        <style:background-image/>
      </style:table-cell-properties>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style:font-name="Times" style:font-name-complex="Times2"/>
    </style:style>
    <style:style style:name="P3" style:family="paragraph" style:parent-style-name="Standard">
      <style:text-properties style:font-name="Times" style:font-name-asian="Times New Roman1" style:font-name-complex="Times2"/>
    </style:style>
    <style:style style:name="P4" style:family="paragraph" style:parent-style-name="Standard">
      <style:paragraph-properties style:line-height-at-least="0.2083in"/>
      <style:text-properties style:font-name="Times" style:font-name-asian="Times New Roman1" style:font-name-complex="Times2"/>
    </style:style>
    <style:style style:name="P5" style:family="paragraph" style:parent-style-name="Standard">
      <style:text-properties style:font-name="Times" fo:font-weight="bold" style:font-name-asian="Times New Roman1" style:font-weight-asian="bold" style:font-name-complex="Times2" style:font-weight-complex="bold"/>
    </style:style>
    <style:style style:name="P6" style:family="paragraph" style:parent-style-name="Standard">
      <style:paragraph-properties style:line-height-at-least="0.2083in"/>
    </style:style>
    <style:style style:name="P7" style:family="paragraph" style:parent-style-name="Standard">
      <style:paragraph-properties fo:margin-top="0in" fo:margin-bottom="0.1665in" loext:contextual-spacing="false"/>
    </style:style>
    <style:style style:name="P8" style:family="paragraph" style:parent-style-name="Standard" style:list-style-name="WWNum1">
      <style:paragraph-properties fo:margin-top="0.1945in" fo:margin-bottom="0.0835in" loext:contextual-spacing="false"/>
    </style:style>
    <style:style style:name="P9" style:family="paragraph" style:parent-style-name="Standard" style:list-style-name="WWNum1">
      <style:paragraph-properties fo:margin-left="0.6665in" fo:margin-right="0in" fo:margin-top="0in" fo:margin-bottom="0.0835in" loext:contextual-spacing="false" style:line-height-at-least="0.2083in" fo:text-indent="-0.25in" style:auto-text-indent="false"/>
    </style:style>
    <style:style style:name="P10" style:family="paragraph" style:parent-style-name="Standard" style:list-style-name="WWNum1">
      <style:paragraph-properties fo:margin-top="0in" fo:margin-bottom="0.0835in" loext:contextual-spacing="false"/>
    </style:style>
    <style:style style:name="P11" style:family="paragraph" style:parent-style-name="Standard" style:list-style-name="">
      <style:paragraph-properties fo:margin-top="0.1043in" fo:margin-bottom="0.1945in" loext:contextual-spacing="false"/>
    </style:style>
    <style:style style:name="P12" style:family="paragraph" style:parent-style-name="Standard" style:list-style-name="">
      <style:paragraph-properties fo:margin-top="0.052in" fo:margin-bottom="0.1945in" loext:contextual-spacing="false" style:line-height-at-least="0.25in"/>
    </style:style>
    <style:style style:name="P13" style:family="paragraph" style:parent-style-name="Standard">
      <style:paragraph-properties fo:margin-top="0.1945in" fo:margin-bottom="0.1945in" loext:contextual-spacing="false"/>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Normal_20__28_Web_29_">
      <style:paragraph-properties fo:margin-top="0in" fo:margin-bottom="0in" loext:contextual-spacing="false" style:vertical-align="baseline"/>
      <style:text-properties style:font-name="Times" style:font-name-complex="Arial"/>
    </style:style>
    <style:style style:name="P16" style:family="paragraph" style:parent-style-name="Normal_20__28_Web_29_">
      <style:paragraph-properties fo:margin-top="0in" fo:margin-bottom="0in" loext:contextual-spacing="false" style:vertical-align="baseline"/>
      <style:text-properties style:font-name="Times" fo:background-color="#ffffff" style:font-name-complex="Arial"/>
    </style:style>
    <style:style style:name="P17" style:family="paragraph" style:parent-style-name="Normal_20__28_Web_29_">
      <style:paragraph-properties fo:margin-top="0in" fo:margin-bottom="0in" loext:contextual-spacing="false" style:vertical-align="baseline"/>
    </style:style>
    <style:style style:name="P18" style:family="paragraph" style:parent-style-name="Normal_20__28_Web_29_" style:list-style-name="WWNum7">
      <style:paragraph-properties fo:margin-top="0in" fo:margin-bottom="0in" loext:contextual-spacing="false" style:vertical-align="baseline"/>
    </style:style>
    <style:style style:name="P19" style:family="paragraph" style:parent-style-name="Normal_20__28_Web_29_" style:list-style-name="WWNum6">
      <style:paragraph-properties fo:margin-top="0in" fo:margin-bottom="0in" loext:contextual-spacing="false" style:vertical-align="baseline"/>
    </style:style>
    <style:style style:name="P20" style:family="paragraph" style:parent-style-name="Normal_20__28_Web_29_">
      <style:paragraph-properties fo:margin-left="0.25in" fo:margin-right="0in" fo:margin-top="0in" fo:margin-bottom="0in" loext:contextual-spacing="false" fo:text-indent="0in" style:auto-text-indent="false" style:vertical-align="baseline"/>
    </style:style>
    <style:style style:name="P21" style:family="paragraph" style:parent-style-name="Normal_20__28_Web_29_">
      <style:paragraph-properties fo:margin-top="0in" fo:margin-bottom="0.1665in" loext:contextual-spacing="false" style:vertical-align="baseline"/>
    </style:style>
    <style:style style:name="P22" style:family="paragraph" style:parent-style-name="Normal_20__28_Web_29_">
      <style:paragraph-properties fo:margin-top="0in" fo:margin-bottom="0.1665in" loext:contextual-spacing="false"/>
    </style:style>
    <style:style style:name="P23" style:family="paragraph" style:parent-style-name="List_20_Paragraph" style:list-style-name="WWNum9"/>
    <style:style style:name="P24" style:family="paragraph" style:parent-style-name="List_20_Paragraph" style:list-style-name="WWNum10"/>
    <style:style style:name="P25" style:family="paragraph" style:parent-style-name="List_20_Paragraph" style:list-style-name="WWNum2"/>
    <style:style style:name="P26" style:family="paragraph" style:parent-style-name="List_20_Paragraph" style:list-style-name="WWNum9">
      <style:paragraph-properties fo:margin-top="0in" fo:margin-bottom="0.1665in" loext:contextual-spacing="true"/>
    </style:style>
    <style:style style:name="P27" style:family="paragraph" style:parent-style-name="List_20_Paragraph" style:list-style-name="WWNum2">
      <style:paragraph-properties fo:margin-top="0in" fo:margin-bottom="0.1665in" loext:contextual-spacing="true"/>
    </style:style>
    <style:style style:name="P28" style:family="paragraph" style:parent-style-name="List_20_Paragraph">
      <style:paragraph-properties fo:margin-left="0.25in" fo:margin-right="0in" fo:text-indent="0in" style:auto-text-indent="false"/>
    </style:style>
    <style:style style:name="T1" style:family="text">
      <style:text-properties style:font-name="Times" fo:font-weight="bold" style:font-weight-asian="bold" style:font-name-complex="Times2"/>
    </style:style>
    <style:style style:name="T2" style:family="text">
      <style:text-properties style:font-name="Times" fo:font-weight="bold" style:font-weight-asian="bold" style:font-name-complex="Times2" style:font-weight-complex="bold"/>
    </style:style>
    <style:style style:name="T3" style:family="text">
      <style:text-properties style:font-name="Times" fo:font-weight="bold" officeooo:rsid="00050954" style:font-weight-asian="bold" style:font-name-complex="Times2" style:font-weight-complex="bold"/>
    </style:style>
    <style:style style:name="T4" style:family="text">
      <style:text-properties style:font-name="Times" fo:font-weight="bold" style:font-weight-asian="bold" style:font-name-complex="Arial" style:font-weight-complex="bold"/>
    </style:style>
    <style:style style:name="T5" style:family="text">
      <style:text-properties style:font-name="Times" fo:font-weight="bold" style:font-name-asian="Times New Roman1" style:font-weight-asian="bold" style:font-name-complex="Times2" style:font-weight-complex="bold"/>
    </style:style>
    <style:style style:name="T6" style:family="text">
      <style:text-properties style:font-name="Times" fo:font-weight="bold" fo:background-color="#ffffff" loext:char-shading-value="0" style:font-weight-asian="bold" style:font-name-complex="Arial" style:font-weight-complex="bold"/>
    </style:style>
    <style:style style:name="T7" style:family="text">
      <style:text-properties style:font-name="Times" style:font-name-complex="Times2"/>
    </style:style>
    <style:style style:name="T8" style:family="text">
      <style:text-properties style:font-name="Times" style:font-name-asian="Times New Roman1" style:font-name-complex="Times2"/>
    </style:style>
    <style:style style:name="T9" style:family="text">
      <style:text-properties style:font-name="Times" style:font-name-asian="Times New Roman1" style:font-name-complex="Times2" style:font-weight-complex="bold"/>
    </style:style>
    <style:style style:name="T10" style:family="text">
      <style:text-properties style:font-name="Times" style:font-name-asian="Times New Roman1" style:font-name-complex="Times New Roman1"/>
    </style:style>
    <style:style style:name="T11" style:family="text">
      <style:text-properties style:font-name="Times" style:text-underline-style="solid" style:text-underline-width="auto" style:text-underline-color="font-color" style:font-name-asian="Times New Roman1" style:font-name-complex="Times2"/>
    </style:style>
    <style:style style:name="T12" style:family="text">
      <style:text-properties style:font-name="Times" style:text-underline-style="solid" style:text-underline-width="auto" style:text-underline-color="font-color" style:font-name-asian="Times New Roman1" style:font-name-complex="Times2" style:font-weight-complex="bold"/>
    </style:style>
    <style:style style:name="T13" style:family="text">
      <style:text-properties style:font-name="Times" style:text-underline-style="solid" style:text-underline-width="auto" style:text-underline-color="font-color" fo:font-weight="bold" style:font-name-asian="Times New Roman1" style:font-weight-asian="bold" style:font-name-complex="Times2" style:font-weight-complex="bold"/>
    </style:style>
    <style:style style:name="T14" style:family="text">
      <style:text-properties style:font-name="Times" style:font-name-complex="Arial"/>
    </style:style>
    <style:style style:name="T15" style:family="text">
      <style:text-properties style:font-name="Times" fo:background-color="#ffffff" loext:char-shading-value="0" style:font-name-complex="Arial"/>
    </style:style>
    <style:style style:name="T16" style:family="text">
      <style:text-properties style:font-name="Times" fo:background-color="#ffffff" loext:char-shading-value="0" style:font-name-asian="Times New Roman1" style:font-name-complex="Times New Roman1"/>
    </style:style>
    <style:style style:name="T17" style:family="text">
      <style:text-properties style:use-window-font-color="true" style:font-name="Times" style:font-name-asian="Times New Roman1" style:font-name-complex="Times2" style:font-weight-complex="bold"/>
    </style:style>
    <style:style style:name="T18" style:family="text">
      <style:text-properties style:use-window-font-color="true" style:font-name="Times" fo:background-color="#ffffff" loext:char-shading-value="0" style:font-name-complex="Arial"/>
    </style:style>
    <style:style style:name="T19" style:family="text">
      <style:text-properties style:font-name="Wingdings" style:font-name-asian="Wingdings2" style:font-name-complex="Wingdings2" style:font-weight-complex="bold"/>
    </style:style>
    <style:style style:name="T20" style:family="text">
      <style:text-properties style:font-name="Times1" style:font-name-asian="Times New Roman1" style:font-name-complex="Times2"/>
    </style:style>
    <style:style style:name="T21" style:family="text">
      <style:text-properties fo:color="#000000" style:font-name="Times" fo:background-color="#ffffff" loext:char-shading-value="0" style:font-name-asian="Times New Roman1" style:font-name-complex="Times New Roman1" loext:padding="0in" loext:border="none"/>
    </style:style>
    <style:style style:name="T22" style:family="text">
      <style:text-properties fo:color="#000000" style:font-name="Times" fo:background-color="#ffffff" loext:char-shading-value="0" style:font-name-asian="Times New Roman1" style:font-name-complex="Times New Roman1"/>
    </style:style>
    <style:style style:name="T23" style:family="text">
      <style:text-properties fo:color="#000000" style:font-name="Wingdings" fo:background-color="#ffffff" loext:char-shading-value="0" style:font-name-asian="Wingdings2" style:font-name-complex="Wingdings2"/>
    </style:style>
    <style:style style:name="T24" style:family="text">
      <style:text-properties style:text-position="super 58%" style:font-name="Times" style:font-name-complex="Arial"/>
    </style:style>
    <style:style style:name="T25" style:family="text">
      <style:text-properties fo:color="#13294b" style:font-name="Times"/>
    </style:style>
    <style:style style:name="T26" style:family="text">
      <style:text-properties fo:color="#13294b" style:font-name="Times" fo:font-weight="bold" style:font-weight-asian="bold" style:font-weight-complex="bold"/>
    </style:style>
    <style:style style:name="T27" style:family="text">
      <style:text-properties fo:color="#007bff" style:font-name="Times" fo:font-weight="bold" style:font-weight-asian="bold" style:font-weight-complex="bold"/>
    </style:style>
    <style:style style:name="T28"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Stat 100 Syllabus: Fall 2021</text:span></text:p>
      <text:p text:style-name="Standard"><text:span text:style-name="T1">Course Info</text:span></text:p>
      <text:p text:style-name="Standard"><text:span text:style-name="T7">Statistics 100 (Stat 100), 3 credit hours</text:span></text:p>
      <text:p text:style-name="Standard"><text:span text:style-name="T7">Meets the Quantitative Reasoning I general education requirement</text:span></text:p>
      <text:p text:style-name="P2"/>
      <text:p text:style-name="Standard"><text:span text:style-name="T5">Instructor Contact Information</text:span><text:span text:style-name="T8"><text:line-break/></text:span><text:span text:style-name="T9">Lead Instructor: Karle Flanagan</text:span><text:span text:style-name="T8"> <text:line-break/>Email:</text:span><text:a xlink:type="simple" xlink:href="mailto:stat100@illinois.edu" text:style-name="ListLabel_20_53" text:visited-style-name="ListLabel_20_53"><text:span text:style-name="Internet_20_link"><text:span text:style-name="T17">stat100@illinois.edu</text:span></text:span></text:a></text:p>
      <text:p text:style-name="P3"/>
      <text:p text:style-name="Standard"><text:span text:style-name="T5">Course Webpages</text:span></text:p>
      <text:p text:style-name="P5"/>
      <text:list xml:id="list1981893524" text:style-name="WWNum9">
        <text:list-item>
          <text:p text:style-name="P23"><text:span text:style-name="T5">Main Public Website</text:span><text:span text:style-name="T8"><text:line-break/></text:span><text:a xlink:type="simple" xlink:href="http://courses.las.illinois.edu/fall2019/STAT100/index.html" text:style-name="ListLabel_20_54" text:visited-style-name="ListLabel_20_54"><text:span text:style-name="T11">go.illinois.edu/stat100</text:span></text:a><text:span text:style-name="T8"><text:line-break/>You can also google "stat 100" :)</text:span></text:p>
        </text:list-item>
        <text:list-item>
          <text:p text:style-name="P26"><text:span text:style-name="T5">LON-CAPA Site</text:span><text:span text:style-name="T8"><text:line-break/></text:span><text:a xlink:type="simple" xlink:href="http://www.lon-capa.uiuc.edu/" office:target-frame-name="_blank" xlink:show="new" text:style-name="ListLabel_20_55" text:visited-style-name="ListLabel_20_55"><text:span text:style-name="T13">http://www.lon-capa.uiuc.edu</text:span></text:a><text:span text:style-name="T8"> <text:line-break/>All homework and bonus work are submitted and graded immediately on Lon Capa.</text:span></text:p>
        </text:list-item>
        <text:list-item>
          <text:p text:style-name="P26"><text:span text:style-name="T5">Canvas Site</text:span><text:span text:style-name="T8"><text:line-break/></text:span><text:a xlink:type="simple" xlink:href="http://canvas.illinois.edu/" text:style-name="ListLabel_20_57" text:visited-style-name="ListLabel_20_57"><text:span text:style-name="Internet_20_link"><text:span text:style-name="T5">http://canvas.illinois.edu</text:span></text:span></text:a><text:a xlink:type="simple" xlink:href="http://canvas.illinois.edu/" text:style-name="ListLabel_20_57" text:visited-style-name="ListLabel_20_57"><text:span text:style-name="Internet_20_link"><text:span text:style-name="T8"> </text:span></text:span></text:a><text:span text:style-name="T8"><text:line-break/>We're using Canvas to post announcements, lecture videos, and display grades. </text:span></text:p>
        </text:list-item>
      </text:list>
      <text:p text:style-name="P7"><text:span text:style-name="T5">Course Materials</text:span></text:p>
      <text:list xml:id="list4065947646" text:style-name="WWNum1">
        <text:list-item>
          <text:p text:style-name="P8"><text:span text:style-name="T5">Required Workbook:</text:span><text:span text:style-name="T9"> Stat 100 Incomplete Lecture Notes Workbook by Ellen Fireman, Karle Flanagan, and John Marden. <text:s/>Please make sure to get the Fall 2021 version Published by Stipes </text:span><text:span text:style-name="T19"></text:span></text:p>
          <text:list>
            <text:list-item>
              <text:p text:style-name="P9"><text:span text:style-name="T8">Available at the Illini Union Bookstore for $35. <text:s/>You can pick it up in person or buy it online.</text:span></text:p>
            </text:list-item>
            <text:list-item>
              <text:p text:style-name="P9"><text:span text:style-name="T8">This notebook is the only thing you are required to purchase for Stat 100!</text:span></text:p>
            </text:list-item>
            <text:list-item>
              <text:p text:style-name="P9"><text:span text:style-name="T8">You will use this notebook every week when you watch the videos.</text:span></text:p>
            </text:list-item>
          </text:list>
        </text:list-item>
        <text:list-item>
          <text:p text:style-name="P10"><text:span text:style-name="T5">Required Calculator:</text:span><text:span text:style-name="T8"> Any calculator is accepted. <text:s/>I recommend </text:span><text:a xlink:type="simple" xlink:href="https://www.amazon.com/Texas-Instruments-Scientific-Calculator-Accents/dp/B00000JBNX" text:style-name="ListLabel_20_55" text:visited-style-name="ListLabel_20_55"><text:span text:style-name="T13">this one!</text:span></text:a></text:p>
        </text:list-item>
        <text:list-item>
          <text:p text:style-name="P10"><text:span text:style-name="T5">Optional iClicker for in person class only: <text:s/></text:span><text:span text:style-name="T8">I will be doing iClicker questions for extra credit in the in person class each day. Online class- do not by an iClicker, you’ll get extra credit in other ways!</text:span><text:span text:style-name="T5"> </text:span></text:p>
        </text:list-item>
      </text:list>
      <text:p text:style-name="P5"/>
      <text:p text:style-name="Standard"><text:span text:style-name="T5">Class Times for Fall 2021</text:span></text:p>
      <text:p text:style-name="Standard"><text:span text:style-name="T8">All students are either enrolled in the in person section of Stat 100 OR the online version. <text:s/>Details are found here:</text:span></text:p>
      <text:list xml:id="list3357189202" text:style-name="WWNum10">
        <text:list-item>
          <text:p text:style-name="P24"><text:span text:style-name="T5">In Person Section L1: </text:span><text:span text:style-name="T8">Mon/Wed/Fri from 10-10:50am in Lincoln Hall Theater.</text:span></text:p>
        </text:list-item>
        <text:list-item>
          <text:p text:style-name="P24"><text:span text:style-name="T5">Online Section ONL</text:span><text:span text:style-name="T8">: No assigned meeting times. Watch lecture videos on Canvas at any time that’s convenient for you.</text:span></text:p>
        </text:list-item>
      </text:list>
      <text:p text:style-name="P5"/>
      <text:p text:style-name="Standard"><text:span text:style-name="T2">Office Hours</text:span><text:span text:style-name="T7"><text:line-break/></text:span><text:span text:style-name="T14">Stat 100 Office Hours will be offered each week Monday-Friday from 2-4pm in the Siebel </text:span><text:soft-page-break/><text:span text:style-name="T14">Center for Design.  The room number is </text:span><text:span text:style-name="T21">SCD</text:span><text:span text:style-name="T22"> 0060 and the room is in the basement. <text:s/>Make sure you are going to the Siebel Center for DESIGN on south campus (not to be confused with the Siebel Center for Computer Science on north campus </text:span><text:span text:style-name="T23"></text:span><text:span text:style-name="T22">).</text:span></text:p>
      <text:p text:style-name="P15"/>
      <text:p text:style-name="P17"><text:span text:style-name="T14">F</text:span><text:span text:style-name="T15">eel free to stop by anytime for help. <text:s/>Karle and the Stat 100 CAs will be there to answer any questions you may have about the course, assignments, or anything you need. <text:s/>If you are unavailable during these times and want to meet, send us an email at </text:span><text:a xlink:type="simple" xlink:href="mailto:stat100@illinois.edu" text:style-name="ListLabel_20_58" text:visited-style-name="ListLabel_20_58"><text:span text:style-name="Internet_20_link"><text:span text:style-name="T18">stat100@illinois.edu</text:span></text:span></text:a><text:span text:style-name="T15"> and we will set up a time!</text:span></text:p>
      <text:p text:style-name="P16"/>
      <text:p text:style-name="P17"><text:span text:style-name="T15">We will also schedule a few hours of online office hours each week on Zoom if students would prefer to attend those. <text:s/>Details will be announced the first day of class!</text:span></text:p>
      <text:p text:style-name="Standard"><text:span text:style-name="T8"><text:line-break/></text:span><text:span text:style-name="T5">Technical Issues</text:span><text:span text:style-name="T8"><text:line-break/>If you experience a glitch in Lon Capa/Canvas, first, try logging out and logging back in. If this doesn't work, send an email to our tech doc, Dr. Yuk Tung Liu </text:span><text:a xlink:type="simple" xlink:href="mailto:ytliu@illinois.edu" text:style-name="ListLabel_20_59" text:visited-style-name="ListLabel_20_59"><text:span text:style-name="T12">ytliu@illinois.edu</text:span></text:a><text:span text:style-name="T8"> describing the problem. Please make sure to include a screenshot of the error in your e-mail. You can also stop by office hours and get help in person!<text:line-break/><text:line-break/></text:span><text:span text:style-name="T5">Homework Schedule</text:span><text:span text:style-name="T8"><text:line-break/>Homework (HW) is due every Tuesday and Thursday at 11:59pm (see </text:span><text:a xlink:type="simple" xlink:href="https://karleflanagan.github.io/stat100S21/pages/calendar.html" text:style-name="ListLabel_20_59" text:visited-style-name="ListLabel_20_59"><text:span text:style-name="T12">calendar</text:span></text:a><text:span text:style-name="T8">) on </text:span><text:a xlink:type="simple" xlink:href="http://www.lon-capa.illinois.edu/" office:target-frame-name="_blabk" xlink:show="replace" text:style-name="ListLabel_20_59" text:visited-style-name="ListLabel_20_59"><text:span text:style-name="T12">Lon-Capa</text:span></text:a><text:span text:style-name="T8">. You can ask questions on the Lon Capa discussion boards or stop by office hours any time to get homework help!</text:span></text:p>
      <text:h text:style-name="P11" text:outline-level="4"><text:span text:style-name="T5">We do NOT accept late homework, but we do drop your 3 lowest HW scores. This means you can miss 3 HW assignments without any penalty!</text:span></text:h>
      <text:h text:style-name="P11" text:outline-level="4"><text:span text:style-name="T8">There are many ways to get help so don’t hesitate to ask! <text:s/>Also, please do not ask for an extension. <text:s/>To be fair to everyone, extension requests will not be granted since you can miss 3 assignments without penalty. <text:s/>If something happens where you will miss more than 3 HW assignments, please contact Karle right away and we will work something out!</text:span></text:h>
      <text:p text:style-name="Standard"><text:span text:style-name="T5">Exam Schedule</text:span><text:span text:style-name="T8"><text:line-break/>There will be 3 evening exams and a cumulative final. <text:s/>The dates/times are listed below:</text:span></text:p>
      <text:list xml:id="list3670822369" text:style-name="WWNum7">
        <text:list-item>
          <text:p text:style-name="P18"><text:span text:style-name="T14">Exam 1= Wednesday September 15</text:span><text:span text:style-name="T24">th</text:span><text:span text:style-name="T14"> from 7-8:30pm</text:span></text:p>
        </text:list-item>
        <text:list-item>
          <text:p text:style-name="P18"><text:span text:style-name="T14">Exam 2= Wednesday October 13</text:span><text:span text:style-name="T24">th</text:span><text:span text:style-name="T14"> from 7-8:30pm</text:span></text:p>
        </text:list-item>
        <text:list-item>
          <text:p text:style-name="P18"><text:span text:style-name="T14">Exam 3= Wednesday November 10</text:span><text:span text:style-name="T24">th</text:span><text:span text:style-name="T14"> from 7-8:30pm</text:span></text:p>
        </text:list-item>
        <text:list-item>
          <text:p text:style-name="P18"><text:span text:style-name="T14">Final= Monday May 10</text:span><text:span text:style-name="T24">th</text:span><text:span text:style-name="T14"> from 1:30-4:30pm</text:span></text:p>
        </text:list-item>
      </text:list>
      <text:p text:style-name="P15"/>
      <text:p text:style-name="P17"><text:span text:style-name="T14">For Exams 1-3, there will be a main conflict at 4:30pm on exam days! <text:s/>You will be able to sign up for these on Lon Capa the week before. <text:s/>All exams for both the in person and online sections will be in person. <text:s/>If you are not on the UIUC campus, please contact me immediately to set something up.</text:span></text:p>
      <text:p text:style-name="P3"/>
      <text:p text:style-name="P3"/>
      <text:p text:style-name="P3"/>
      <text:p text:style-name="Standard"><text:span text:style-name="T5">Grade for Required Work</text:span></text:p>
      <table:table table:name="Table1" table:style-name="Table1">
        <table:table-column table:style-name="Table1.A"/>
        <table:table-column table:style-name="Table1.B"/>
        <table:table-row table:style-name="Table1.1">
          <table:table-cell table:style-name="Table1.A1" office:value-type="string">
            <text:p text:style-name="P6"><text:span text:style-name="T8">3 Exams:</text:span></text:p>
          </table:table-cell>
          <table:table-cell table:style-name="Table1.A1" office:value-type="string">
            <text:p text:style-name="P6"><text:span text:style-name="T8">60% (each worth 20%)</text:span></text:p>
          </table:table-cell>
        </table:table-row>
        <text:soft-page-break/>
        <table:table-row table:style-name="Table1.1">
          <table:table-cell table:style-name="Table1.A1" office:value-type="string">
            <text:p text:style-name="P6"><text:span text:style-name="T8">Homework:</text:span></text:p>
          </table:table-cell>
          <table:table-cell table:style-name="Table1.A1" office:value-type="string">
            <text:p text:style-name="P6"><text:span text:style-name="T8">15%</text:span></text:p>
          </table:table-cell>
        </table:table-row>
        <table:table-row table:style-name="Table1.1">
          <table:table-cell table:style-name="Table1.A1" office:value-type="string">
            <text:p text:style-name="P6"><text:span text:style-name="T8">Final Exam:  </text:span></text:p>
          </table:table-cell>
          <table:table-cell table:style-name="Table1.A1" office:value-type="string">
            <text:p text:style-name="P6"><text:span text:style-name="T8">25%</text:span></text:p>
          </table:table-cell>
        </table:table-row>
      </table:table>
      <text:h text:style-name="P12" text:outline-level="2"><text:span text:style-name="T5">Overall Grade is Translated into a Letter Grade as follows:</text:span></text:h>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B"/>
        <table:table-row table:style-name="Table2.1">
          <table:table-cell table:style-name="Table2.A1" office:value-type="string">
            <text:p text:style-name="P6"><text:span text:style-name="T8">A+</text:span></text:p>
          </table:table-cell>
          <table:table-cell table:style-name="Table2.A1" office:value-type="string">
            <text:p text:style-name="P6"><text:span text:style-name="T8">97-100</text:span></text:p>
          </table:table-cell>
          <table:table-cell table:style-name="Table2.A1" office:value-type="string">
            <text:p text:style-name="P6"><text:span text:style-name="T8">A</text:span></text:p>
          </table:table-cell>
          <table:table-cell table:style-name="Table2.A1" office:value-type="string">
            <text:p text:style-name="P6"><text:span text:style-name="T8">93-96.99</text:span></text:p>
          </table:table-cell>
          <table:table-cell table:style-name="Table2.A1" office:value-type="string">
            <text:p text:style-name="P6"><text:span text:style-name="T8">A-</text:span></text:p>
          </table:table-cell>
          <table:table-cell table:style-name="Table2.A1" office:value-type="string">
            <text:p text:style-name="P6"><text:span text:style-name="T8">90-92.99</text:span></text:p>
          </table:table-cell>
        </table:table-row>
        <table:table-row table:style-name="Table2.1">
          <table:table-cell table:style-name="Table2.A1" office:value-type="string">
            <text:p text:style-name="P6"><text:span text:style-name="T8">B+</text:span></text:p>
          </table:table-cell>
          <table:table-cell table:style-name="Table2.A1" office:value-type="string">
            <text:p text:style-name="P6"><text:span text:style-name="T8">87-89.99</text:span></text:p>
          </table:table-cell>
          <table:table-cell table:style-name="Table2.A1" office:value-type="string">
            <text:p text:style-name="P6"><text:span text:style-name="T8">B</text:span></text:p>
          </table:table-cell>
          <table:table-cell table:style-name="Table2.A1" office:value-type="string">
            <text:p text:style-name="P6"><text:span text:style-name="T8">83-86.99</text:span></text:p>
          </table:table-cell>
          <table:table-cell table:style-name="Table2.A1" office:value-type="string">
            <text:p text:style-name="P6"><text:span text:style-name="T8">B-</text:span></text:p>
          </table:table-cell>
          <table:table-cell table:style-name="Table2.A1" office:value-type="string">
            <text:p text:style-name="P6"><text:span text:style-name="T8">80-82.99</text:span></text:p>
          </table:table-cell>
        </table:table-row>
        <table:table-row table:style-name="Table2.1">
          <table:table-cell table:style-name="Table2.A1" office:value-type="string">
            <text:p text:style-name="P6"><text:span text:style-name="T8">C+</text:span></text:p>
          </table:table-cell>
          <table:table-cell table:style-name="Table2.A1" office:value-type="string">
            <text:p text:style-name="P6"><text:span text:style-name="T8">77-79.99</text:span></text:p>
          </table:table-cell>
          <table:table-cell table:style-name="Table2.A1" office:value-type="string">
            <text:p text:style-name="P6"><text:span text:style-name="T8">C</text:span></text:p>
          </table:table-cell>
          <table:table-cell table:style-name="Table2.A1" office:value-type="string">
            <text:p text:style-name="P6"><text:span text:style-name="T8">73-76.99</text:span></text:p>
          </table:table-cell>
          <table:table-cell table:style-name="Table2.A1" office:value-type="string">
            <text:p text:style-name="P6"><text:span text:style-name="T8">C-</text:span></text:p>
          </table:table-cell>
          <table:table-cell table:style-name="Table2.A1" office:value-type="string">
            <text:p text:style-name="P6"><text:span text:style-name="T8">70-72.99</text:span></text:p>
          </table:table-cell>
        </table:table-row>
        <table:table-row table:style-name="Table2.1">
          <table:table-cell table:style-name="Table2.A1" office:value-type="string">
            <text:p text:style-name="P6"><text:span text:style-name="T8">D+</text:span></text:p>
          </table:table-cell>
          <table:table-cell table:style-name="Table2.A1" office:value-type="string">
            <text:p text:style-name="P6"><text:span text:style-name="T8">67-69.99</text:span></text:p>
          </table:table-cell>
          <table:table-cell table:style-name="Table2.A1" office:value-type="string">
            <text:p text:style-name="P6"><text:span text:style-name="T8">D</text:span></text:p>
          </table:table-cell>
          <table:table-cell table:style-name="Table2.A1" office:value-type="string">
            <text:p text:style-name="P6"><text:span text:style-name="T8">63-66.99</text:span></text:p>
          </table:table-cell>
          <table:table-cell table:style-name="Table2.A1" office:value-type="string">
            <text:p text:style-name="P6"><text:span text:style-name="T8">D-</text:span></text:p>
          </table:table-cell>
          <table:table-cell table:style-name="Table2.A1" office:value-type="string">
            <text:p text:style-name="P6"><text:span text:style-name="T8">60-62.99</text:span></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6"><text:span text:style-name="T8">F</text:span></text:p>
          </table:table-cell>
          <table:table-cell table:style-name="Table2.A1" office:value-type="string">
            <text:p text:style-name="P6"><text:span text:style-name="T8">&lt; 60</text:span></text:p>
          </table:table-cell>
          <table:table-cell table:style-name="Table2.A1" office:value-type="string">
            <text:p text:style-name="P4"/>
          </table:table-cell>
          <table:table-cell table:style-name="Table2.A1" office:value-type="string">
            <text:p text:style-name="P4"/>
          </table:table-cell>
        </table:table-row>
      </table:table>
      <text:p text:style-name="P5"/>
      <text:p text:style-name="Standard"><text:span text:style-name="T5">Extra Credit</text:span></text:p>
      <text:p text:style-name="P17"><text:span text:style-name="T15">Everyone may earn between 0 and 100 bonus points in Stat 100. Every bonus point earned helps your overall grade, but even if you do no bonus work, you can still get 100% for the course. In other words, bonus points can only help you. <text:s/>Bonus points are extra credit.  Here’s how you can get them:</text:span></text:p>
      <text:p text:style-name="P15"/>
      <text:list xml:id="list1608819646" text:style-name="WWNum6">
        <text:list-item>
          <text:p text:style-name="P19"><text:span text:style-name="T6">Lon Capa Pre-Lecture Videos (34.5 bonus points)</text:span><text:span text:style-name="T15"><text:line-break/>Each class there will be a short pre-lecture video posted on Lon Capa followed by a few questions. The pre-lectures are designed to give you a preview of the basic concepts you’ll see in the actual lectures.  There are 23 prelectures and each is worth 1.5 bonus points.</text:span></text:p>
        </text:list-item>
        <text:list-item>
          <text:p text:style-name="P19"><text:span text:style-name="T6">Lon Capa Surveys (25 bonus points)</text:span><text:span text:style-name="T15"><text:line-break/>There will be 5 surveys due on the first Friday of each month (see the course calendar). Each survey is worth 5 bonus points. The surveys are all anonymous. Lon Capa just records whether or not you submitted a survey, not who submitted which answer. You must answer every question on the survey to get the 5 points.</text:span></text:p>
        </text:list-item>
        <text:list-item>
          <text:p text:style-name="P19"><text:span text:style-name="T6">iClicker Points (in person class only, 23 bonus points)</text:span></text:p>
        </text:list-item>
      </text:list>
      <text:p text:style-name="P20"><text:span text:style-name="T15">There are 46 classes this semester and each class is worth 0.5 bonus points. <text:s/>You get the 0.5 point per class period if you answer all of the iClicker questions for that day.</text:span></text:p>
      <text:list xml:id="list185255916402270" text:continue-numbering="true" text:style-name="WWNum6">
        <text:list-item>
          <text:p text:style-name="P19"><text:span text:style-name="T4">Notebook Submission (25 points for the in person class, 48 points for the online class)</text:span></text:p>
        </text:list-item>
      </text:list>
      <text:p text:style-name="P20"><text:span text:style-name="T14">We will look over your notebook at the final. <text:s/>You’ll get full credit if you have all of the pages from lecture filled in. <text:s/>You may skip all of the practice exams and summary pages. <text:s/>If you’re missing more than 3 required pages, don’t bother to turn in the notebook because you will receive negative bonus points. <text:s/>You will pick up the notebook at the end of the semester to keep forever.</text:span></text:p>
      <text:list xml:id="list185254488061195" text:continue-numbering="true" text:style-name="WWNum6">
        <text:list-item>
          <text:p text:style-name="P19"><text:span text:style-name="T6">Freebie (1 bonus point)</text:span></text:p>
        </text:list-item>
      </text:list>
      <text:p text:style-name="P20"><text:span text:style-name="T15">Everyone will get 1 bonus point automatically for free just because;)</text:span></text:p>
      <text:list xml:id="list185255587746196" text:continue-numbering="true" text:style-name="WWNum6">
        <text:list-item>
          <text:p text:style-name="P19"><text:span text:style-name="T6">Research Opportunities </text:span></text:p>
        </text:list-item>
      </text:list>
      <text:p text:style-name="P28"><text:span text:style-name="T16">There are usually a few research opportunities to participate in throughout the semester. The details will be posted on our course Canvas page as they come up! These opportunities are completely optional but give those who want to a chance to participate in a real study going on at the University.</text:span></text:p>
      <text:p text:style-name="P21"><text:span text:style-name="T6">How do these bonus points get calculated into your grade?  </text:span></text:p>
      <text:p text:style-name="P21"><text:soft-page-break/><text:span text:style-name="T15">At the end of the semester, take your total bonus points (capped at 100) and divide them by 20.  This will be how many percentage points get added to your grade!  For example, if you have all 100 bonus points, you’d take 100 and divide it by 20 to get 5.  So, if you have an 80% (B-) in the class, the bonus will bring you up to an 85% (B). <text:s/>You may have more than 100 bonus points, but the max that will count will be 100.</text:span></text:p>
      <text:p text:style-name="P21"><text:span text:style-name="T2">Cou</text:span><text:span text:style-name="T3">r</text:span><text:span text:style-name="T2">se Outline</text:span></text:p>
      <text:list xml:id="list25406921" text:style-name="WWNum2">
        <text:list-item>
          <text:p text:style-name="P25"><text:span text:style-name="T5">Study Design</text:span><text:span text:style-name="T8">: observational studies vs. randomized experiments, why randomized controls are key, confounders in observational studies, Simpson's Paradox, intent to treat analysis, etc.</text:span></text:p>
        </text:list-item>
        <text:list-item>
          <text:p text:style-name="P27"><text:span text:style-name="T5">Descriptive Statistics</text:span><text:span text:style-name="T8">: mean, median, SD, histograms, box plots, normal curve, etc.</text:span></text:p>
        </text:list-item>
        <text:list-item>
          <text:p text:style-name="P27"><text:span text:style-name="T5">Linear Regression</text:span><text:span text:style-name="T8">: correlation coefficient, simple linear regression, the RMSE, etc.</text:span></text:p>
        </text:list-item>
        <text:list-item>
          <text:p text:style-name="P27"><text:span text:style-name="T5">Probability</text:span><text:span text:style-name="T8">: chance, multiplication rule, addition rule, conditional probability, Bayes rule, etc.</text:span></text:p>
        </text:list-item>
        <text:list-item>
          <text:p text:style-name="P27"><text:span text:style-name="T5">Statistics for Random Variables</text:span><text:span text:style-name="T8">: expected value and standard error of chance processes, probability histograms and the Central Limit Theorem, developing simple chance models box models that more complicated sampling processes can be translated into, the Law of Averages, etc.</text:span></text:p>
        </text:list-item>
        <text:list-item>
          <text:p text:style-name="P27"><text:span text:style-name="T5">Sampling and Statistical Inference</text:span><text:span text:style-name="T8">: using sample means and percents to estimate population means and proportions, attaching margins of errors to our estimates by computing confidence intervals, why randomized sampling is key, etc.</text:span></text:p>
        </text:list-item>
        <text:list-item>
          <text:p text:style-name="P27"><text:span text:style-name="T5">Significance Tests</text:span><text:span text:style-name="T8">: one sample and two sample z-tests, t-tests, and chi-square tests for goodness of fit and independence, the focus is on understanding how these tests depend on chance models.</text:span></text:p>
        </text:list-item>
        <text:list-item>
          <text:p text:style-name="P27"><text:span text:style-name="T5">Limits of Significance Tests</text:span><text:span text:style-name="T8">: understanding what the p-value means and under what circumstances it is valid (for example, hypotheses must be stated before looking at the data, the total number of experiments before significant results were found must be reported, etc.)</text:span></text:p>
        </text:list-item>
      </text:list>
      <text:p text:style-name="Standard"><text:span text:style-name="T1">Academic Integrity</text:span></text:p>
      <text:p text:style-name="Standard"><text:span text:style-name="T25">If you cheat on an exam or attempt to cheat on an exam in this class, you’re very likely to get caught and the consequences will be </text:span><text:span text:style-name="T26">SEVERE</text:span><text:span text:style-name="T25">. See the </text:span><text:a xlink:type="simple" xlink:href="https://studentcode.illinois.edu/" office:target-frame-name="\_blank" xlink:show="replace" text:style-name="ListLabel_20_60" text:visited-style-name="ListLabel_20_60"><text:span text:style-name="Internet_20_link"><text:span text:style-name="T27">University Student Code of Conduct</text:span></text:span></text:a><text:span text:style-name="T25">.</text:span></text:p>
      <text:p text:style-name="P13"><text:span text:style-name="T25">You are not allowed to work with other people on exams and you are not allowed to use cheating websites like Chegg. All exams will be in person. <text:s/>We have multiple versions of all exams that may look identical at first glance but are not. Bottom line is, please don’t cheat. It’s not worth risking your entire college career and you will get caught. If you are caught, you will get a 0 on the exam and be reported to the university.</text:span></text:p>
      <text:p text:style-name="Standard"><text:span text:style-name="T1">DRES Accommodations</text:span></text:p>
      <text:p text:style-name="P22"><text:span text:style-name="T15">I am happy to offer accommodations for disabilities verified through DRES (</text:span><text:a xlink:type="simple" xlink:href="http://www.disability.illinois.edu/" text:style-name="ListLabel_20_58" text:visited-style-name="ListLabel_20_58"><text:span text:style-name="Internet_20_link"><text:span text:style-name="T18">http://www.disability.illinois.edu/</text:span></text:span></text:a><text:span text:style-name="T15">). Please email me a copy of your letter during Week 1. Since all of our exams will be online, I will provide the extra time accommodation for any student who needs it and sends me their DRES letter.  If you have any other questions or need any other accommodations, don’t hesitate to reach ou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Times1" svg:font-family="Times"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2" svg:font-family="Times"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mark5apb7a4v6" style:family="text" style:parent-style-name="Default_20_Paragraph_20_Font"/>
    <style:style style:name="ListLabel_20_1" style:display-name="ListLabel 1" style:family="text">
      <style:text-properties style:font-name="Times" fo:font-family="Times" style:font-family-generic="roman" style:font-pitch="variable" fo:font-weight="bold" style:font-weight-asian="normal" style:font-weight-complex="normal"/>
    </style:style>
    <style:style style:name="ListLabel_20_2" style:display-name="ListLabel 2" style:family="text">
      <style:text-properties style:font-name="Times" fo:font-family="Times" style:font-family-generic="roman" style:font-pitch="variable" fo:font-size="10pt" style:font-size-asian="10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fo:font-family="Times" style:font-family-generic="roman" style:font-pitch="variable" fo:font-weight="bold" style:font-weight-asian="normal" style:font-weight-complex="normal"/>
    </style:style>
    <style:style style:name="ListLabel_20_33" style:display-name="ListLabel 33" style:family="text">
      <style:text-properties style:font-name="Times" fo:font-family="Times" style:font-family-generic="roman" style:font-pitch="variable"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style:font-name="Times" fo:font-family="Times" style:font-family-generic="roman" style:font-pitch="variable" fo:font-weight="normal" style:font-weight-asian="normal" style:font-weight-complex="bold"/>
    </style:style>
    <style:style style:name="ListLabel_20_52" style:display-name="ListLabel 52" style:family="text">
      <style:text-properties style:font-name="Times" fo:font-family="Times" style:font-family-generic="roman" style:font-pitch="variable" fo:font-weight="bold" style:font-weight-asian="normal" style:font-weight-complex="bold"/>
    </style:style>
    <style:style style:name="ListLabel_20_53" style:display-name="ListLabel 53" style:family="text">
      <style:text-properties style:use-window-font-color="true" style:font-name="Times" fo:font-family="Times" style:font-family-generic="roman" style:font-pitch="variable" style:font-name-asian="Times New Roman1" style:font-family-asian="'Times New Roman'" style:font-family-generic-asian="system" style:font-pitch-asian="variable" style:font-name-complex="Times2" style:font-family-complex="Times" style:font-family-generic-complex="system" style:font-pitch-complex="variable" style:font-weight-complex="bold"/>
    </style:style>
    <style:style style:name="ListLabel_20_54" style:display-name="ListLabel 54" style:family="text">
      <style:text-properties style:font-name="Times" fo:font-family="Times"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2" style:font-family-complex="Times" style:font-family-generic-complex="system" style:font-pitch-complex="variable"/>
    </style:style>
    <style:style style:name="ListLabel_20_55" style:display-name="ListLabel 55" style:family="text">
      <style:text-properties style:font-name="Times" fo:font-family="Times" style:font-family-generic="roman" style:font-pitch="variable" style:text-underline-style="solid" style:text-underline-width="auto" style:text-underline-color="font-color" fo:font-weight="bold" style:font-name-asian="Times New Roman1" style:font-family-asian="'Times New Roman'" style:font-family-generic-asian="system" style:font-pitch-asian="variable" style:font-weight-asian="bold" style:font-name-complex="Times2" style:font-family-complex="Times" style:font-family-generic-complex="system" style:font-pitch-complex="variable" style:font-weight-complex="bold"/>
    </style:style>
    <style:style style:name="ListLabel_20_56" style:display-name="ListLabel 56" style:family="text">
      <style:text-properties style:font-name="Times" fo:font-family="Times" style:font-family-generic="roman" style:font-pitch="variable" fo:font-weight="bold" style:font-name-asian="Times New Roman1" style:font-family-asian="'Times New Roman'" style:font-family-generic-asian="system" style:font-pitch-asian="variable" style:font-weight-asian="bold" style:font-name-complex="Times2" style:font-family-complex="Times" style:font-family-generic-complex="system" style:font-pitch-complex="variable" style:font-weight-complex="bold"/>
    </style:style>
    <style:style style:name="ListLabel_20_57" style:display-name="ListLabel 57" style:family="text">
      <style:text-properties style:font-name="Times" fo:font-family="Times" style:font-family-generic="roman" style:font-pitch="variable" style:font-name-asian="Times New Roman1" style:font-family-asian="'Times New Roman'" style:font-family-generic-asian="system" style:font-pitch-asian="variable" style:font-name-complex="Times2" style:font-family-complex="Times" style:font-family-generic-complex="system" style:font-pitch-complex="variable"/>
    </style:style>
    <style:style style:name="ListLabel_20_58" style:display-name="ListLabel 58" style:family="text">
      <style:text-properties style:use-window-font-color="true" style:font-name="Times" fo:font-family="Times" style:font-family-generic="roman" style:font-pitch="variable" fo:background-color="#ffffff" style:font-name-complex="Arial" style:font-family-complex="Arial" style:font-family-generic-complex="system" style:font-pitch-complex="variable"/>
    </style:style>
    <style:style style:name="ListLabel_20_59" style:display-name="ListLabel 59" style:family="text">
      <style:text-properties style:font-name="Times" fo:font-family="Times"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2" style:font-family-complex="Times" style:font-family-generic-complex="system" style:font-pitch-complex="variable" style:font-weight-complex="bold"/>
    </style:style>
    <style:style style:name="ListLabel_20_60" style:display-name="ListLabel 60" style:family="text">
      <style:text-properties fo:color="#007bff" style:font-name="Times" fo:font-family="Times" style:font-family-generic="roman" style:font-pitch="variable"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3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3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3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3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4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4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4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4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4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4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5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page_20_number"><text:page-number text:select-page="current">4</text:page-number></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anagan, Karle Ann</meta:initial-creator>
    <meta:editing-cycles>9</meta:editing-cycles>
    <meta:print-date>2020-08-21T06:11:00</meta:print-date>
    <meta:creation-date>2021-08-17T17:09:00</meta:creation-date>
    <dc:date>2021-08-18T18:52:53.770000000</dc:date>
    <meta:editing-duration>PT57M9S</meta:editing-duration>
    <meta:generator>Neat_Office/6.2.8.2$Windows_x86 LibreOffice_project/</meta:generator>
    <meta:document-statistic meta:table-count="2" meta:image-count="0" meta:object-count="0" meta:page-count="4" meta:paragraph-count="95" meta:word-count="1633" meta:character-count="9389" meta:non-whitespace-character-count="78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